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C400000045FF04F7FBBAC281E7.png" manifest:media-type="image/png"/>
  <manifest:file-entry manifest:full-path="Pictures/10000201000004B00000016562CC90C76D591077.png" manifest:media-type="image/png"/>
  <manifest:file-entry manifest:full-path="Pictures/100002010000001E0000001EEDA50D17E5D7752B.png" manifest:media-type="image/png"/>
  <manifest:file-entry manifest:full-path="Pictures/1000020100000422000004E99324213143512E3F.png" manifest:media-type="image/png"/>
  <manifest:file-entry manifest:full-path="Pictures/10000201000000C80000003BDC5D7080A6631F78.png" manifest:media-type="image/png"/>
  <manifest:file-entry manifest:full-path="Pictures/10000201000003C100000328623A7A88D522B120.png" manifest:media-type="image/png"/>
  <manifest:file-entry manifest:full-path="Pictures/100000000000002000000020B2FF2A327EABC87D.png" manifest:media-type="image/png"/>
  <manifest:file-entry manifest:full-path="Pictures/100002010000050B000005FFE1045EF0AAFEEC4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Abyssinica SIL1" svg:font-family="'Abyssinica SIL'" style:font-pitch="variable"/>
    <style:font-face style:name="Abyssinica SIL" svg:font-family="'Abyssinica SIL'" style:font-adornments="Standard" style:font-pitch="variable"/>
    <style:font-face style:name="Liberation Mono2" svg:font-family="'Liberation Mono', 'Courier New'" style:font-adornments="Standard" style:font-pitch="variable"/>
    <style:font-face style:name="Liberation Sans5" svg:font-family="'Liberation Sans', 'Nimbus Sans L', Arial" style:font-adornments="Standard"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textarea-horizontal-align="justify" draw:textarea-vertical-align="middle" draw:auto-grow-height="false" fo:min-height="4.25cm" fo:min-width="18.5cm"/>
    </style:style>
    <style:style style:name="gr2" style:family="graphic">
      <style:graphic-properties style:protect="size"/>
    </style:style>
    <style:style style:name="gr3" style:family="graphic" style:parent-style-name="Green_20_Bright">
      <style:graphic-properties draw:textarea-horizontal-align="justify" draw:textarea-vertical-align="middle" draw:auto-grow-height="false"/>
    </style:style>
    <style:style style:name="gr4" style:family="graphic" style:parent-style-name="Green_20_Dark">
      <style:graphic-properties draw:textarea-horizontal-align="justify" draw:textarea-vertical-align="middle" draw:auto-grow-height="false"/>
    </style:style>
    <style:style style:name="gr5" style:family="graphic" style:parent-style-name="Blue_20_Bright">
      <style:graphic-properties draw:textarea-horizontal-align="justify" draw:textarea-vertical-align="middle" draw:auto-grow-height="false"/>
    </style:style>
    <style:style style:name="gr6" style:family="graphic" style:parent-style-name="Blue_20_Dark">
      <style:graphic-properties draw:textarea-horizontal-align="justify" draw:textarea-vertical-align="middle" draw:auto-grow-height="false"/>
    </style:style>
    <style:style style:name="gr7" style:family="graphic" style:parent-style-name="Orange_20_Bright">
      <style:graphic-properties draw:textarea-horizontal-align="justify" draw:textarea-vertical-align="middle" draw:auto-grow-height="false"/>
    </style:style>
    <style:style style:name="gr8" style:family="graphic" style:parent-style-name="Orange_20_Dark">
      <style:graphic-properties draw:textarea-horizontal-align="justify" draw:textarea-vertical-align="middle" draw:auto-grow-height="false"/>
    </style:style>
    <style:style style:name="gr9" style:family="graphic" style:parent-style-name="Purple_20_Bright">
      <style:graphic-properties draw:textarea-horizontal-align="justify" draw:textarea-vertical-align="middle" draw:auto-grow-height="false"/>
    </style:style>
    <style:style style:name="gr10" style:family="graphic" style:parent-style-name="Purple_20_Dark">
      <style:graphic-properties draw:textarea-horizontal-align="justify" draw:textarea-vertical-align="middle" draw:auto-grow-height="false"/>
    </style:style>
    <style:style style:name="gr11" style:family="graphic" style:parent-style-name="Yellow_20_Bright">
      <style:graphic-properties draw:textarea-horizontal-align="justify" draw:textarea-vertical-align="middle" draw:auto-grow-height="false"/>
    </style:style>
    <style:style style:name="gr12" style:family="graphic" style:parent-style-name="Yellow_20_Dark">
      <style:graphic-properties draw:textarea-horizontal-align="justify" draw:textarea-vertical-align="middle" draw:auto-grow-height="false"/>
    </style:style>
    <style:style style:name="gr13" style:family="graphic" style:parent-style-name="Connector">
      <style:graphic-properties draw:textarea-horizontal-align="center" draw:textarea-vertical-align="middle"/>
    </style:style>
    <style:style style:name="gr14" style:family="graphic" style:parent-style-name="Code_20_Window">
      <style:graphic-properties draw:fill="solid" draw:fill-color="#e6e6e6"/>
    </style:style>
    <style:style style:name="pr1" style:family="presentation" style:parent-style-name="midnightblue-title">
      <style:graphic-properties draw:auto-grow-height="true" fo:min-height="2.957cm"/>
    </style:style>
    <style:style style:name="pr2" style:family="presentation" style:parent-style-name="midnightblue-outline1">
      <style:graphic-properties draw:auto-grow-height="true" fo:min-height="2.5cm"/>
    </style:style>
    <style:style style:name="pr3" style:family="presentation" style:parent-style-name="midnightblue-notes">
      <style:graphic-properties draw:fill-color="#ffffff" draw:auto-grow-height="true" fo:min-height="13.364cm"/>
    </style:style>
    <style:style style:name="pr4" style:family="presentation" style:parent-style-name="Section_20_Header-title">
      <style:graphic-properties draw:auto-grow-height="true" fo:min-height="2.5cm"/>
    </style:style>
    <style:style style:name="pr5" style:family="presentation" style:parent-style-name="Section_20_Header-outline1">
      <style:graphic-properties draw:auto-grow-height="true" fo:min-height="12.18cm"/>
    </style:style>
    <style:style style:name="pr6" style:family="presentation" style:parent-style-name="Section_20_Header-notes">
      <style:graphic-properties draw:fill-color="#ffffff" draw:auto-grow-height="true" fo:min-height="13.364cm"/>
    </style:style>
    <style:style style:name="pr7" style:family="presentation" style:parent-style-name="midnightblue-outline1">
      <style:graphic-properties draw:auto-grow-height="true" fo:min-height="14cm"/>
    </style:style>
    <style:style style:name="pr8" style:family="presentation" style:parent-style-name="midnightblue-title">
      <style:graphic-properties draw:auto-grow-height="true" fo:min-height="2.663cm"/>
    </style:style>
    <style:style style:name="pr9" style:family="presentation" style:parent-style-name="midnightblue-subtitle">
      <style:graphic-properties draw:fill-color="#ffffff" draw:auto-grow-height="true" fo:min-height="14cm"/>
    </style:style>
    <style:style style:name="pr10" style:family="presentation" style:parent-style-name="midnightblue-title">
      <style:graphic-properties draw:auto-grow-height="true" fo:min-height="3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paragraph-properties fo:text-align="center"/>
    </style:style>
    <style:style style:name="P4" style:family="paragraph">
      <style:paragraph-properties fo:text-align="center"/>
      <style:text-properties style:font-name="Abyssinica SIL1" fo:font-size="30pt" style:font-size-asian="30pt" style:font-size-complex="30pt"/>
    </style:style>
    <style:style style:name="P5" style:family="paragraph">
      <loext:graphic-properties draw:fill-color="#ffffff"/>
      <style:text-properties fo:font-size="20pt"/>
    </style:style>
    <style:style style:name="P6" style:family="paragraph">
      <loext:graphic-properties draw:fill-color="#ffffff"/>
    </style:style>
    <style:style style:name="P7" style:family="paragraph">
      <loext:graphic-properties draw:fill="solid" draw:fill-color="#e6e6e6"/>
      <style:paragraph-properties fo:text-align="center"/>
    </style:style>
    <style:style style:name="T1" style:family="text">
      <style:text-properties fo:color="#000000"/>
    </style:style>
    <style:style style:name="T2" style:family="text">
      <style:text-properties style:font-name="Abyssinica SIL1" fo:font-size="30pt" style:font-size-asian="30pt" style:font-size-complex="3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10000001E0000001EEDA50D17E5D7752B.png" xlink:type="simple" xlink:show="embed" xlink:actuate="onLoad">
        <style:list-level-properties text:min-label-width="0.74cm" style:vertical-pos="middle" style:vertical-rel="line" fo:width="0.4cm" fo:height="0.4cm"/>
      </text:list-level-style-image>
      <text:list-level-style-image text:level="2" xlink:href="Pictures/100002010000001E0000001EEDA50D17E5D7752B.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EDA50D17E5D7752B.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EDA50D17E5D7752B.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EDA50D17E5D7752B.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EDA50D17E5D7752B.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EDA50D17E5D7752B.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EDA50D17E5D7752B.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EDA50D17E5D7752B.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EDA50D17E5D7752B.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LibreOffice Productivity Suite</presentation:footer-decl>
      <presentation:date-time-decl presentation:name="dtd1" presentation:source="current-date" style:data-style-name="D3"/>
      <draw:page draw:name="First Slide Example" draw:style-name="dp1" draw:master-page-name="midnightblue" presentation:presentation-page-layout-name="AL1T1" presentation:use-footer-name="ftr1" presentation:use-date-time-name="dtd1">
        <office:forms form:automatic-focus="false" form:apply-design-mode="false"/>
        <draw:frame presentation:style-name="pr1" draw:layer="layout" svg:width="26cm" svg:height="2.957cm" svg:x="1cm" svg:y="0.69cm" presentation:class="title">
          <draw:text-box>
            <text:p>Presentation On PhD and Current Work</text:p>
          </draw:text-box>
        </draw:frame>
        <draw:frame presentation:style-name="pr2" draw:text-style-name="P2" draw:layer="layout" svg:width="21.5cm" svg:height="2.5cm" svg:x="3.5cm" svg:y="13.5cm" presentation:class="outline" presentation:user-transformed="true">
          <draw:text-box>
            <text:list text:style-name="L2">
              <text:list-item>
                <text:p text:style-name="P1"><text:span text:style-name="T1">Rahulkumar Gayatri</text:span></text:p>
              </text:list-item>
            </text:list>
          </draw:text-box>
        </draw:frame>
        <draw:custom-shape draw:style-name="gr1" draw:text-style-name="P4" draw:layer="layout" svg:width="19cm" svg:height="4.5cm" svg:x="4.5cm" svg:y="5.5cm">
          <text:p text:style-name="P3"><text:span text:style-name="T2">Speculative Synchronization in StarS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Default Example" draw:style-name="dp1" draw:master-page-name="Section_20_Header"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Outline </text:p>
          </draw:text-box>
        </draw:frame>
        <draw:frame presentation:style-name="pr5" draw:layer="layout" svg:width="21.5cm" svg:height="12.18cm" svg:x="0.7cm" svg:y="3.5cm" presentation:class="outline" presentation:user-transformed="true">
          <draw:text-box>
            <text:list text:style-name="L4">
              <text:list-item>
                <text:p>StarSs</text:p>
                <text:list>
                  <text:list-item>
                    <text:p>Sequential → parallel</text:p>
                  </text:list-item>
                  <text:list-item>
                    <text:p>Compiler directives (pragmas)</text:p>
                  </text:list-item>
                  <text:list-item>
                    <text:p>Runtime features</text:p>
                    <text:list>
                      <text:list-item>
                        <text:p>Task Dependency Graph</text:p>
                      </text:list-item>
                      <text:list-item>
                        <text:p>Synchronization directives</text:p>
                      </text:list-item>
                    </text:list>
                  </text:list-item>
                </text:list>
              </text:list-item>
              <text:list-item>
                <text:p>Parallelization of Moose</text:p>
                <text:list>
                  <text:list-item>
                    <text:p>OpenMP and Pthread parallelization</text:p>
                  </text:list-item>
                  <text:list-item>
                    <text:p>Optimizatio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1T1" presentation:use-footer-name="ftr1" presentation:use-date-time-name="dtd1">
        <office:forms form:automatic-focus="false" form:apply-design-mode="false"/>
        <draw:frame presentation:style-name="pr1" draw:layer="layout" svg:width="26cm" svg:height="2.957cm" svg:x="1cm" svg:y="0.272cm" presentation:class="title" presentation:user-transformed="true">
          <draw:text-box>
            <text:p>StarSs, task based programming model</text:p>
          </draw:text-box>
        </draw:frame>
        <draw:frame presentation:style-name="pr7" draw:layer="layout" svg:width="26cm" svg:height="14cm" svg:x="1cm" svg:y="5.5cm" presentation:class="outline">
          <draw:text-box>
            <text:list text:style-name="L2">
              <text:list-item>
                <text:p><text:s/>Implicit parallel programming model for widely used multi-core architectures</text:p>
              </text:list-item>
              <text:list-item>
                <text:p><text:s/>Sequential application with pragmas</text:p>
                <text:list>
                  <text:list-item>
                    <text:p><text:s/>Pragmas – compiler directives</text:p>
                  </text:list-item>
                </text:list>
              </text:list-item>
              <text:list-item>
                <text:p><text:s/>Directives for </text:p>
              </text:list-item>
            </text:list>
          </draw:text-box>
        </draw:frame>
        <presentation:notes draw:style-name="dp2">
          <draw:page-thumbnail draw:style-name="gr2" draw:layer="layout" svg:width="14.848cm" svg:height="11.136cm" svg:x="3.075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Shapes" draw:style-name="dp1" draw:master-page-name="midnightblue" presentation:presentation-page-layout-name="AL1T1" presentation:use-footer-name="ftr1" presentation:use-date-time-name="dtd1">
        <office:forms form:automatic-focus="false" form:apply-design-mode="false"/>
        <draw:frame presentation:style-name="pr8" draw:layer="layout" svg:width="26cm" svg:height="2.663cm" svg:x="1cm" svg:y="0.837cm" presentation:class="title">
          <draw:text-box>
            <text:p>Pre-defined Shapes</text:p>
          </draw:text-box>
        </draw:frame>
        <draw:frame presentation:style-name="pr7" draw:layer="layout" svg:width="26cm" svg:height="14cm" svg:x="1cm" svg:y="5.5cm" presentation:class="outline">
          <draw:text-box>
            <text:p>Here are some pre-defined shapes for your convenience: copy the shapes, copy their formatting, or use the LibO styles.</text:p>
          </draw:text-box>
        </draw:frame>
        <draw:custom-shape draw:style-name="gr3" draw:text-style-name="P3" xml:id="id2" draw:id="id2" draw:layer="layout" svg:width="5.5cm" svg:height="1.5cm" svg:x="8.999cm" svg:y="7.5cm">
          <text:p text:style-name="P3">Green Bright</text:p>
          <draw:enhanced-geometry svg:viewBox="0 0 21600 21600" draw:type="rectangle" draw:enhanced-path="M 0 0 L 21600 0 21600 21600 0 21600 0 0 Z N"/>
        </draw:custom-shape>
        <draw:custom-shape draw:style-name="gr4" draw:text-style-name="P3" xml:id="id1" draw:id="id1" draw:layer="layout" svg:width="5.5cm" svg:height="1.5cm" svg:x="1cm" svg:y="7.5cm">
          <text:p text:style-name="P3">Green Dark</text:p>
          <draw:enhanced-geometry svg:viewBox="0 0 21600 21600" draw:type="rectangle" draw:enhanced-path="M 0 0 L 21600 0 21600 21600 0 21600 0 0 Z N"/>
        </draw:custom-shape>
        <draw:custom-shape draw:style-name="gr5" draw:text-style-name="P3" xml:id="id4" draw:id="id4" draw:layer="layout" svg:width="5.5cm" svg:height="1.5cm" svg:x="8.999cm" svg:y="9.5cm">
          <text:p text:style-name="P3">Blue Bright</text:p>
          <draw:enhanced-geometry svg:viewBox="0 0 21600 21600" draw:type="rectangle" draw:enhanced-path="M 0 0 L 21600 0 21600 21600 0 21600 0 0 Z N"/>
        </draw:custom-shape>
        <draw:custom-shape draw:style-name="gr6" draw:text-style-name="P3" xml:id="id3" draw:id="id3" draw:layer="layout" svg:width="5.5cm" svg:height="1.5cm" svg:x="1cm" svg:y="9.5cm">
          <text:p text:style-name="P3">Blue Dark</text:p>
          <draw:enhanced-geometry svg:viewBox="0 0 21600 21600" draw:type="rectangle" draw:enhanced-path="M 0 0 L 21600 0 21600 21600 0 21600 0 0 Z N"/>
        </draw:custom-shape>
        <draw:custom-shape draw:style-name="gr7" draw:text-style-name="P3" xml:id="id6" draw:id="id6" draw:layer="layout" svg:width="5.5cm" svg:height="1.5cm" svg:x="8.999cm" svg:y="11.5cm">
          <text:p text:style-name="P3">Orange Bright</text:p>
          <draw:enhanced-geometry svg:viewBox="0 0 21600 21600" draw:type="rectangle" draw:enhanced-path="M 0 0 L 21600 0 21600 21600 0 21600 0 0 Z N"/>
        </draw:custom-shape>
        <draw:custom-shape draw:style-name="gr8" draw:text-style-name="P3" xml:id="id5" draw:id="id5" draw:layer="layout" svg:width="5.5cm" svg:height="1.5cm" svg:x="1cm" svg:y="11.5cm">
          <text:p text:style-name="P3">Orange Dark</text:p>
          <draw:enhanced-geometry svg:viewBox="0 0 21600 21600" draw:type="rectangle" draw:enhanced-path="M 0 0 L 21600 0 21600 21600 0 21600 0 0 Z N"/>
        </draw:custom-shape>
        <draw:custom-shape draw:style-name="gr9" draw:text-style-name="P3" xml:id="id8" draw:id="id8" draw:layer="layout" svg:width="5.5cm" svg:height="1.5cm" svg:x="8.999cm" svg:y="13.5cm">
          <text:p text:style-name="P3">Purple Bright</text:p>
          <draw:enhanced-geometry svg:viewBox="0 0 21600 21600" draw:type="rectangle" draw:enhanced-path="M 0 0 L 21600 0 21600 21600 0 21600 0 0 Z N"/>
        </draw:custom-shape>
        <draw:custom-shape draw:style-name="gr10" draw:text-style-name="P3" xml:id="id7" draw:id="id7" draw:layer="layout" svg:width="5.5cm" svg:height="1.5cm" svg:x="1cm" svg:y="13.5cm">
          <text:p text:style-name="P3">Purple Dark</text:p>
          <draw:enhanced-geometry svg:viewBox="0 0 21600 21600" draw:type="rectangle" draw:enhanced-path="M 0 0 L 21600 0 21600 21600 0 21600 0 0 Z N"/>
        </draw:custom-shape>
        <draw:custom-shape draw:style-name="gr11" draw:text-style-name="P3" xml:id="id10" draw:id="id10" draw:layer="layout" svg:width="5.5cm" svg:height="1.5cm" svg:x="9cm" svg:y="15.5cm">
          <text:p text:style-name="P3">Yellow Bright</text:p>
          <draw:enhanced-geometry svg:viewBox="0 0 21600 21600" draw:type="rectangle" draw:enhanced-path="M 0 0 L 21600 0 21600 21600 0 21600 0 0 Z N"/>
        </draw:custom-shape>
        <draw:custom-shape draw:style-name="gr12" draw:text-style-name="P3" xml:id="id9" draw:id="id9" draw:layer="layout" svg:width="5.5cm" svg:height="1.5cm" svg:x="1cm" svg:y="15.5cm">
          <text:p text:style-name="P3">Yellow Dark</text:p>
          <draw:enhanced-geometry svg:viewBox="0 0 21600 21600" draw:type="rectangle" draw:enhanced-path="M 0 0 L 21600 0 21600 21600 0 21600 0 0 Z N"/>
        </draw:custom-shape>
        <draw:connector draw:style-name="gr13" draw:text-style-name="P3" draw:layer="layout" svg:x1="6.5cm" svg:y1="8.25cm" svg:x2="8.999cm" svg:y2="8.25cm" draw:start-shape="id1" draw:start-glue-point="1" draw:end-shape="id2" draw:end-glue-point="3" svg:d="M6500 8250h2499" svg:viewBox="0 0 2500 1">
          <text:p/>
        </draw:connector>
        <draw:custom-shape draw:style-name="gr14" draw:text-style-name="P7" draw:layer="layout" svg:width="10.5cm" svg:height="9.5cm" svg:x="16.5cm" svg:y="7.5cm">
          <text:p>You may add your code examples, XML statements, or debug output here ;-)</text:p>
          <draw:enhanced-geometry svg:viewBox="0 0 21600 21600" draw:type="rectangle" draw:enhanced-path="M 0 0 L 21600 0 21600 21600 0 21600 0 0 Z N"/>
        </draw:custom-shape>
        <draw:connector draw:style-name="gr13" draw:text-style-name="P3" draw:layer="layout" svg:x1="6.5cm" svg:y1="10.25cm" svg:x2="8.999cm" svg:y2="10.25cm" draw:start-shape="id3" draw:start-glue-point="1" draw:end-shape="id4" draw:end-glue-point="3" svg:d="M6500 10250h2499" svg:viewBox="0 0 2500 1">
          <text:p/>
        </draw:connector>
        <draw:connector draw:style-name="gr13" draw:text-style-name="P3" draw:layer="layout" svg:x1="6.5cm" svg:y1="12.25cm" svg:x2="8.999cm" svg:y2="12.25cm" draw:start-shape="id5" draw:start-glue-point="1" draw:end-shape="id6" draw:end-glue-point="3" svg:d="M6500 12250h2499" svg:viewBox="0 0 2500 1">
          <text:p/>
        </draw:connector>
        <draw:connector draw:style-name="gr13" draw:text-style-name="P3" draw:layer="layout" svg:x1="6.5cm" svg:y1="14.25cm" svg:x2="8.999cm" svg:y2="14.25cm" draw:start-shape="id7" draw:start-glue-point="1" draw:end-shape="id8" draw:end-glue-point="3" svg:d="M6500 14250h2499" svg:viewBox="0 0 2500 1">
          <text:p/>
        </draw:connector>
        <draw:connector draw:style-name="gr13" draw:text-style-name="P3" draw:layer="layout" svg:x1="6.5cm" svg:y1="16.25cm" svg:x2="9cm" svg:y2="16.25cm" draw:start-shape="id9" draw:start-glue-point="1" draw:end-shape="id10" draw:end-glue-point="3" svg:d="M6500 16250h2500" svg:viewBox="0 0 2501 1">
          <text:p/>
        </draw:connector>
        <presentation:notes draw:style-name="dp2">
          <draw:page-thumbnail draw:style-name="gr2" draw:layer="layout" svg:width="14.848cm" svg:height="11.136cm" svg:x="3.075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Section Header Example" draw:style-name="dp1" draw:master-page-name="midnightblue" presentation:presentation-page-layout-name="AL2T0" presentation:use-footer-name="ftr1" presentation:use-date-time-name="dtd1">
        <office:forms form:automatic-focus="false" form:apply-design-mode="false"/>
        <draw:frame presentation:style-name="pr8" draw:layer="layout" svg:width="26cm" svg:height="2.663cm" svg:x="1cm" svg:y="0.837cm" presentation:class="title">
          <draw:text-box>
            <text:p>Section Header Example</text:p>
          </draw:text-box>
        </draw:frame>
        <draw:frame presentation:style-name="pr9" draw:text-style-name="P6" draw:layer="layout" svg:width="26cm" svg:height="14cm" svg:x="1cm" svg:y="5.5cm" presentation:class="subtitle">
          <draw:text-box>
            <text:p>You may add additional text here ...</text:p>
          </draw:text-box>
        </draw:frame>
        <presentation:notes draw:style-name="dp2">
          <draw:page-thumbnail draw:style-name="gr2" draw:layer="layout" svg:width="14.848cm" svg:height="11.136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Final Slide Example" draw:style-name="dp1" draw:master-page-name="midnightblue" presentation:presentation-page-layout-name="AL1T1" presentation:use-footer-name="ftr1" presentation:use-date-time-name="dtd1">
        <draw:frame presentation:style-name="pr10" draw:layer="layout" svg:width="21.5cm" svg:height="3cm" svg:x="3.5cm" svg:y="6.7cm" presentation:class="title" presentation:user-transformed="true">
          <draw:text-box>
            <text:p>Thank you …</text:p>
          </draw:text-box>
        </draw:frame>
        <draw:frame presentation:style-name="pr7" draw:layer="layout" svg:width="26cm" svg:height="14cm" svg:x="1cm" svg:y="5.5cm" presentation:class="outline">
          <draw:text-box>
            <text:list text:style-name="L2">
              <text:list-item>
                <text:p>… for using this template!</text:p>
              </text:list-item>
              <text:list-item>
                <text:p>… for supporting LibreOffice!</text:p>
              </text:list-item>
            </text:list>
          </draw:text-box>
        </draw:frame>
        <presentation:notes draw:style-name="dp2">
          <draw:page-thumbnail draw:style-name="gr2"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3" svg:font-family="'Liberation Mono', 'Courier New'" style:font-adornments="Standard" style:font-pitch="fixed"/>
    <style:font-face style:name="Abyssinica SIL1" svg:font-family="'Abyssinica SIL'" style:font-pitch="variable"/>
    <style:font-face style:name="Abyssinica SIL" svg:font-family="'Abyssinica SIL'" style:font-adornments="Standard" style:font-pitch="variable"/>
    <style:font-face style:name="Liberation Mono2" svg:font-family="'Liberation Mono', 'Courier New'" style:font-adornments="Standard" style:font-pitch="variable"/>
    <style:font-face style:name="Liberation Sans5" svg:font-family="'Liberation Sans', 'Nimbus Sans L', Arial" style:font-adornments="Standard"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B2FF2A327EABC87D.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EDA50D17E5D7752B.png" xlink:type="simple" xlink:show="embed" xlink:actuate="onLoad">
            <style:list-level-properties text:min-label-width="0.74cm" style:vertical-pos="middle" style:vertical-rel="line" fo:width="0.4cm" fo:height="0.4cm"/>
          </text:list-level-style-image>
          <text:list-level-style-image text:level="2" xlink:href="Pictures/100002010000001E0000001EEDA50D17E5D7752B.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EDA50D17E5D7752B.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EDA50D17E5D7752B.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EDA50D17E5D7752B.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EDA50D17E5D7752B.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EDA50D17E5D7752B.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EDA50D17E5D7752B.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EDA50D17E5D7752B.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EDA50D17E5D7752B.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EDA50D17E5D7752B.png" xlink:type="simple" xlink:show="embed" xlink:actuate="onLoad">
            <style:list-level-properties text:min-label-width="0.74cm" style:vertical-pos="middle" style:vertical-rel="line" fo:width="0.4cm" fo:height="0.4cm"/>
          </text:list-level-style-image>
          <text:list-level-style-image text:level="2" xlink:href="Pictures/100002010000001E0000001EEDA50D17E5D7752B.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EDA50D17E5D7752B.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EDA50D17E5D7752B.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EDA50D17E5D7752B.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EDA50D17E5D7752B.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EDA50D17E5D7752B.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EDA50D17E5D7752B.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EDA50D17E5D7752B.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EDA50D17E5D7752B.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EDA50D17E5D7752B.png" xlink:type="simple" xlink:show="embed" xlink:actuate="onLoad">
            <style:list-level-properties text:min-label-width="0.74cm" style:vertical-pos="middle" style:vertical-rel="line" fo:width="0.4cm" fo:height="0.4cm"/>
          </text:list-level-style-image>
          <text:list-level-style-image text:level="2" xlink:href="Pictures/100002010000001E0000001EEDA50D17E5D7752B.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EDA50D17E5D7752B.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EDA50D17E5D7752B.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EDA50D17E5D7752B.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EDA50D17E5D7752B.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EDA50D17E5D7752B.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EDA50D17E5D7752B.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EDA50D17E5D7752B.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EDA50D17E5D7752B.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EDA50D17E5D7752B.png" xlink:type="simple" xlink:show="embed" xlink:actuate="onLoad">
            <style:list-level-properties text:min-label-width="0.74cm" style:vertical-pos="middle" style:vertical-rel="line" fo:width="0.4cm" fo:height="0.4cm"/>
          </text:list-level-style-image>
          <text:list-level-style-image text:level="2" xlink:href="Pictures/100002010000001E0000001EEDA50D17E5D7752B.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EDA50D17E5D7752B.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EDA50D17E5D7752B.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EDA50D17E5D7752B.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EDA50D17E5D7752B.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EDA50D17E5D7752B.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EDA50D17E5D7752B.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EDA50D17E5D7752B.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EDA50D17E5D7752B.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r17"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18" style:family="presentation" style:parent-style-name="midnightblue-backgroundobjects">
      <style:graphic-properties draw:stroke="none" draw:fill="solid" draw:fill-color="#2c3e50" draw:textarea-vertical-align="middle" draw:auto-grow-height="false" fo:min-height="4.5cm" fo:min-width="28cm"/>
    </style:style>
    <style:style style:name="Mpr19" style:family="presentation" style:parent-style-name="midnightblue-backgroundobjects">
      <style:graphic-properties draw:stroke="none" draw:fill="none" draw:auto-grow-height="false" fo:min-height="1.449cm"/>
    </style:style>
    <style:style style:name="Mpr20" style:family="presentation" style:parent-style-name="midnightblue-backgroundobjects">
      <style:graphic-properties draw:stroke="none" draw:fill="solid" draw:fill-color="#1abc9c" draw:textarea-vertical-align="middle" draw:auto-grow-height="false" fo:min-height="1.062cm" fo:min-width="1.062cm"/>
    </style:style>
    <style:style style:name="Mpr21" style:family="presentation" style:parent-style-name="midnightblue-backgroundobjects">
      <style:graphic-properties draw:stroke="none" draw:fill="none" draw:textarea-vertical-align="middle" draw:auto-grow-height="false" fo:min-height="1.449cm"/>
    </style:style>
    <style:style style:name="Mpr22" style:family="presentation" style:parent-style-name="midnightblue-backgroundobjects">
      <style:graphic-properties draw:stroke="none" draw:fill="none" draw:fill-color="#ffffff" draw:auto-grow-height="false" fo:min-height="1.485cm"/>
    </style:style>
    <style:style style:name="Mpr23"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P11" style:family="paragraph">
      <loext:graphic-properties draw:fill="solid" draw:fill-color="#2c3e50"/>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style:paragraph-properties fo:text-align="center"/>
    </style:style>
    <style:style style:name="MP15" style:family="paragraph">
      <loext:graphic-properties draw:fill="solid" draw:fill-color="#1abc9c"/>
      <style:paragraph-properties fo:text-align="center"/>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style:style style:name="MT3" style:family="text">
      <style:text-properties fo:language="en" fo:country="US" style:language-asian="en" style:country-asian="US"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office:forms form:automatic-focus="false" form:apply-design-mode="fals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draw:style-name="Mgr4" draw:text-style-name="MP6" draw:layer="backgroundobjects" svg:width="13.5cm" svg:height="16.052cm" svg:x="0cm" svg:y="0cm">
        <draw:image xlink:href="Pictures/100002010000050B000005FFE1045EF0AAFEEC4B.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4" draw:layer="backgroundobjects" svg:width="3.5cm" svg:height="0.58cm" svg:x="23.5cm" svg:y="19.72cm" presentation:class="page-number">
        <draw:text-box>
          <text:p text:style-name="MP3"><text:span text:style-name="MT1"><text:page-number>&lt;number&gt;</text:page-number></text:span></text:p>
        </draw:text-box>
      </draw:frame>
      <draw:frame presentation:style-name="Mpr1" draw:text-style-name="MP2" draw:layer="backgroundobjects" svg:width="5cm" svg:height="0.58cm" svg:x="20cm" svg:y="19.72cm" presentation:class="date-time">
        <draw:text-box>
          <text:p text:style-name="MP1"><text:span text:style-name="MT1"><presentation:date-time/></text:span></text:p>
        </draw:text-box>
      </draw:frame>
      <draw:frame presentation:style-name="Mpr2"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DC5D7080A6631F78.png" xlink:type="simple" xlink:show="embed" xlink:actuate="onLoad">
          <text:p/>
        </draw:image>
      </draw:frame>
      <draw:frame draw:style-name="Mgr4" draw:text-style-name="MP6" draw:layer="backgroundobjects" svg:width="14.931cm" svg:height="4.441cm" svg:x="13.069cm" svg:y="1.5cm">
        <draw:image xlink:href="Pictures/10000201000004B00000016562CC90C76D591077.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inal_20_Slide" style:display-name="Final Slide" style:page-layout-name="PM1" draw:style-name="Mdp1">
      <office:forms form:automatic-focus="false" form:apply-design-mode="false"/>
      <draw:frame draw:style-name="Mgr4" draw:text-style-name="MP6" draw:layer="backgroundobjects" svg:width="13.25cm" svg:height="15.74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4" draw:layer="backgroundobjects" svg:width="3.5cm" svg:height="0.579cm" svg:x="23.5cm" svg:y="19.721cm" presentation:class="page-number">
        <draw:text-box>
          <text:p text:style-name="MP3"><text:span text:style-name="MT1"><text:page-number>&lt;number&gt;</text:page-number></text:span></text:p>
        </draw:text-box>
      </draw:frame>
      <draw:frame presentation:style-name="Mpr6" draw:text-style-name="MP2" draw:layer="backgroundobjects" svg:width="5cm" svg:height="0.579cm" svg:x="20cm" svg:y="19.721cm" presentation:class="date-time">
        <draw:text-box>
          <text:p text:style-name="MP1"><text:span text:style-name="MT1"><presentation:date-time/></text:span></text:p>
        </draw:text-box>
      </draw:frame>
      <draw:frame presentation:style-name="Mpr6"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DC5D7080A6631F78.png" xlink:type="simple" xlink:show="embed" xlink:actuate="onLoad">
          <text:p/>
        </draw:image>
      </draw:frame>
      <draw:frame draw:style-name="Mgr5" draw:text-style-name="MP9"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3.26cm" svg:height="1.036cm" svg:x="3.6cm" svg:y="17.13cm">
        <draw:image xlink:href="Pictures/10000201000000C400000045FF04F7FBBAC281E7.png" xlink:type="simple" xlink:show="embed" xlink:actuate="onLoad">
          <text:p/>
        </draw:image>
      </draw:frame>
      <draw:frame draw:style-name="Mgr4" draw:text-style-name="MP6" draw:layer="backgroundobjects" svg:width="14.931cm" svg:height="4.441cm" svg:x="13.07cm" svg:y="1.501cm">
        <draw:image xlink:href="Pictures/10000201000004B00000016562CC90C76D591077.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office:forms form:automatic-focus="false" form:apply-design-mode="false"/>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4" draw:layer="backgroundobjects" svg:width="2cm" svg:height="0.579cm" svg:x="25cm" svg:y="19.72cm" presentation:class="page-number">
        <draw:text-box>
          <text:p text:style-name="MP3"><text:span text:style-name="MT1"><text:page-number>&lt;number&gt;</text:page-number></text:span></text:p>
        </draw:text-box>
      </draw:frame>
      <draw:frame presentation:style-name="Mpr10" draw:text-style-name="MP2" draw:layer="backgroundobjects" svg:width="5cm" svg:height="0.58cm" svg:x="20cm" svg:y="19.72cm" presentation:class="date-time">
        <draw:text-box>
          <text:p text:style-name="MP1"><text:span text:style-name="MT1"><presentation:date-time/></text:span></text:p>
        </draw:text-box>
      </draw:frame>
      <draw:frame presentation:style-name="Mpr10"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DC5D7080A6631F78.png" xlink:type="simple" xlink:show="embed" xlink:actuate="onLoad">
          <text:p/>
        </draw:image>
      </draw:frame>
      <presentation:notes style:page-layout-name="PM2">
        <office:forms form:automatic-focus="false" form:apply-design-mode="false"/>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4" draw:layer="backgroundobjects" svg:width="2cm" svg:height="0.579cm" svg:x="25cm" svg:y="19.72cm" presentation:class="page-number">
        <draw:text-box>
          <text:p text:style-name="MP3"><text:span text:style-name="MT1"><text:page-number>&lt;number&gt;</text:page-number></text:span></text:p>
        </draw:text-box>
      </draw:frame>
      <draw:frame presentation:style-name="Mpr14" draw:text-style-name="MP2" draw:layer="backgroundobjects" svg:width="5cm" svg:height="0.58cm" svg:x="20cm" svg:y="19.72cm" presentation:class="date-time">
        <draw:text-box>
          <text:p text:style-name="MP1"><text:span text:style-name="MT1"><presentation:date-time/></text:span></text:p>
        </draw:text-box>
      </draw:frame>
      <draw:frame presentation:style-name="Mpr14"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DC5D7080A6631F78.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2">
      <office:forms form:automatic-focus="false" form:apply-design-mode="false"/>
      <draw:custom-shape presentation:style-name="Mpr17" draw:text-style-name="MP11" draw:layer="backgroundobjects" svg:width="28cm" svg:height="1cm" svg:x="0cm" svg:y="20cm">
        <text:p/>
        <draw:enhanced-geometry svg:viewBox="0 0 21600 21600" draw:type="rectangle" draw:enhanced-path="M 0 0 L 21600 0 21600 21600 0 21600 0 0 Z N"/>
      </draw:custom-shape>
      <draw:custom-shape presentation:style-name="Mpr18" draw:text-style-name="MP11"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19" draw:text-style-name="MP13" draw:layer="backgroundobjects" svg:width="8cm" svg:height="1cm" svg:x="1cm" svg:y="20cm" presentation:class="date-time">
        <draw:text-box>
          <text:p text:style-name="MP12"><text:span text:style-name="MT3"><presentation:date-time/></text:span></text:p>
        </draw:text-box>
      </draw:frame>
      <draw:frame presentation:style-name="Mpr19" draw:text-style-name="MP13" draw:layer="backgroundobjects" svg:width="9cm" svg:height="1cm" svg:x="9.5cm" svg:y="20cm" presentation:class="footer">
        <draw:text-box>
          <text:p text:style-name="MP14"><presentation:footer/></text:p>
        </draw:text-box>
      </draw:frame>
      <draw:custom-shape presentation:style-name="Mpr20" draw:text-style-name="MP15"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1" draw:text-style-name="MP6" draw:layer="backgroundobjects" svg:width="2cm" svg:height="2cm" svg:x="25.5cm" svg:y="18.9cm" presentation:class="page-number">
        <draw:text-box>
          <text:p text:style-name="MP14"><text:page-number>&lt;number&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26M12S</meta:editing-duration>
    <meta:editing-cycles>10</meta:editing-cycles>
    <meta:generator>LibreOffice/5.1.4.2$Linux_X86_64 LibreOffice_project/10m0$Build-2</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6-07-29T14:23:14.234427564</dc:date>
    <meta:document-statistic meta:object-count="130"/>
  </office:meta>
</office:document-meta>
</file>